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2];0)" office:value-type="float" office:value="20">
            <text:p>20</text:p>
          </table:table-cell>
          <table:table-cell table:formula="oooc:=[.K2]/[.K10]" office:value-type="percentage" office:value="0.140845070422535">
            <text:p>14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2112676056338">
            <text:p>85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2];1)" office:value-type="float" office:value="22">
            <text:p>22</text:p>
          </table:table-cell>
          <table:table-cell table:formula="oooc:=[.K5]/[.K10]" office:value-type="percentage" office:value="0.154929577464789">
            <text:p>15,5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2];2)" office:value-type="float" office:value="14">
            <text:p>14</text:p>
          </table:table-cell>
          <table:table-cell table:style-name="ce15" table:formula="oooc:=[.K6]/[.K10]" office:value-type="percentage" office:value="0.0985915492957746">
            <text:p>9,9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2];3)" office:value-type="float" office:value="85">
            <text:p>85</text:p>
          </table:table-cell>
          <table:table-cell table:style-name="ce15" table:formula="oooc:=([.K7]/[.K10])" office:value-type="percentage" office:value="0.598591549295775">
            <text:p>59,9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2])" office:value-type="float" office:value="57">
            <text:p>57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2">
            <text:p>142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Vignoni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1">11/02/2007</text:date>, <text:time>15.49.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2-11T15:49:49</dc:date>
    <dc:language>it-IT</dc:language>
    <meta:editing-cycles>107</meta:editing-cycles>
    <meta:editing-duration>P3DT2H37M35S</meta:editing-duration>
    <meta:user-defined meta:name="Info 1"/>
    <meta:user-defined meta:name="Info 2"/>
    <meta:user-defined meta:name="Info 3"/>
    <meta:user-defined meta:name="Info 4"/>
    <meta:document-statistic meta:table-count="3" meta:cell-count="786"/>
  </office:meta>
</office:document-meta>
</file>